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1pt" fo:font-weight="bold" officeooo:rsid="0013ab70" officeooo:paragraph-rsid="0013ab70" style:font-size-asian="21pt" style:font-weight-asian="bold" style:font-size-complex="21pt" style:font-weight-complex="bold"/>
    </style:style>
    <style:style style:name="P2" style:family="paragraph" style:parent-style-name="Standard">
      <style:text-properties fo:font-size="12pt" fo:font-weight="bold" officeooo:rsid="0013ab70" officeooo:paragraph-rsid="0013ab70" style:font-size-asian="12pt" style:font-weight-asian="bold" style:font-size-complex="12pt" style:font-weight-complex="bold"/>
    </style:style>
    <style:style style:name="P3" style:family="paragraph" style:parent-style-name="Standard">
      <style:text-properties fo:font-size="12pt" fo:font-weight="bold" officeooo:rsid="0013ab70" officeooo:paragraph-rsid="0013ab70" style:font-size-asian="10.5pt" style:font-weight-asian="bold" style:font-size-complex="12pt" style:font-weight-complex="bold"/>
    </style:style>
    <style:style style:name="P4" style:family="paragraph" style:parent-style-name="Standard">
      <style:text-properties fo:font-size="12pt" fo:font-style="italic" fo:font-weight="bold" officeooo:rsid="001815be" officeooo:paragraph-rsid="001815be" style:font-size-asian="10.5pt" style:font-style-asian="italic" style:font-weight-asian="bold" style:font-size-complex="12pt" style:font-style-complex="italic" style:font-weight-complex="bold"/>
    </style:style>
    <style:style style:name="P5" style:family="paragraph" style:parent-style-name="Standard">
      <style:text-properties fo:font-size="13pt" fo:font-weight="bold" officeooo:rsid="0013ab70" officeooo:paragraph-rsid="0013ab70" style:font-size-asian="13pt" style:font-weight-asian="bold" style:font-size-complex="13pt" style:font-weight-complex="bold"/>
    </style:style>
    <style:style style:name="P6" style:family="paragraph" style:parent-style-name="Standard" style:list-style-name="L1">
      <style:text-properties fo:font-size="12pt" fo:font-style="italic" fo:font-weight="normal" officeooo:rsid="0013ab70" officeooo:paragraph-rsid="0013ab70" style:font-size-asian="10.5pt" style:font-style-asian="italic" style:font-weight-asian="normal" style:font-size-complex="12pt" style:font-style-complex="italic" style:font-weight-complex="normal"/>
    </style:style>
    <style:style style:name="P7" style:family="paragraph" style:parent-style-name="Standard" style:list-style-name="L1">
      <style:text-properties fo:font-size="12pt" fo:font-style="italic" fo:font-weight="normal" officeooo:rsid="0013ab70" officeooo:paragraph-rsid="001db766" style:font-size-asian="10.5pt" style:font-style-asian="italic" style:font-weight-asian="normal" style:font-size-complex="12pt" style:font-style-complex="italic" style:font-weight-complex="normal"/>
    </style:style>
    <style:style style:name="P8" style:family="paragraph" style:parent-style-name="Standard" style:list-style-name="L1">
      <style:text-properties fo:font-size="12pt" fo:font-style="italic" fo:font-weight="normal" officeooo:rsid="0013ab70" officeooo:paragraph-rsid="0022560b" style:font-size-asian="10.5pt" style:font-style-asian="italic" style:font-weight-asian="normal" style:font-size-complex="12pt" style:font-style-complex="italic" style:font-weight-complex="normal"/>
    </style:style>
    <style:style style:name="P9" style:family="paragraph" style:parent-style-name="Standard" style:list-style-name="L2">
      <style:text-properties fo:font-size="12pt" fo:font-style="italic" fo:font-weight="normal" officeooo:rsid="0013ab70" officeooo:paragraph-rsid="0013ab70" style:font-size-asian="10.5pt" style:font-style-asian="italic" style:font-weight-asian="normal" style:font-size-complex="12pt" style:font-style-complex="italic" style:font-weight-complex="normal"/>
    </style:style>
    <style:style style:name="P10" style:family="paragraph" style:parent-style-name="Standard" style:list-style-name="L12">
      <style:text-properties fo:font-size="12pt" fo:font-style="italic" fo:font-weight="normal" officeooo:rsid="0013ab70" officeooo:paragraph-rsid="001db766" style:font-size-asian="10.5pt" style:font-style-asian="italic" style:font-weight-asian="normal" style:font-size-complex="12pt" style:font-style-complex="italic" style:font-weight-complex="normal"/>
    </style:style>
    <style:style style:name="P11" style:family="paragraph" style:parent-style-name="Standard">
      <style:text-properties fo:font-size="12pt" fo:font-style="italic" fo:font-weight="normal" officeooo:rsid="0013ab70" officeooo:paragraph-rsid="001db766" style:font-size-asian="10.5pt" style:font-style-asian="italic" style:font-weight-asian="normal" style:font-size-complex="12pt" style:font-style-complex="italic" style:font-weight-complex="normal"/>
    </style:style>
    <style:style style:name="P12" style:family="paragraph" style:parent-style-name="Standard">
      <style:text-properties fo:font-size="12pt" fo:font-style="italic" fo:font-weight="normal" officeooo:rsid="0013ab70" officeooo:paragraph-rsid="001ee044" style:font-size-asian="10.5pt" style:font-style-asian="italic" style:font-weight-asian="normal" style:font-size-complex="12pt" style:font-style-complex="italic" style:font-weight-complex="normal"/>
    </style:style>
    <style:style style:name="P13" style:family="paragraph" style:parent-style-name="Standard">
      <style:text-properties fo:font-size="12pt" fo:font-style="italic" fo:font-weight="normal" officeooo:rsid="0013ab70" officeooo:paragraph-rsid="001ffbbc" style:font-size-asian="10.5pt" style:font-style-asian="italic" style:font-weight-asian="normal" style:font-size-complex="12pt" style:font-style-complex="italic" style:font-weight-complex="normal"/>
    </style:style>
    <style:style style:name="P14" style:family="paragraph" style:parent-style-name="Standard" style:list-style-name="L22">
      <style:text-properties fo:font-size="12pt" fo:font-style="italic" fo:font-weight="normal" officeooo:rsid="0013ab70" officeooo:paragraph-rsid="0022560b" style:font-size-asian="10.5pt" style:font-style-asian="italic" style:font-weight-asian="normal" style:font-size-complex="12pt" style:font-style-complex="italic" style:font-weight-complex="normal"/>
    </style:style>
    <style:style style:name="P15" style:family="paragraph" style:parent-style-name="Standard">
      <style:text-properties fo:font-size="12pt" fo:font-style="italic" fo:font-weight="normal" officeooo:rsid="0013ab70" officeooo:paragraph-rsid="0022560b" style:font-size-asian="10.5pt" style:font-style-asian="italic" style:font-weight-asian="normal" style:font-size-complex="12pt" style:font-style-complex="italic" style:font-weight-complex="normal"/>
    </style:style>
    <style:style style:name="P16" style:family="paragraph" style:parent-style-name="Standard">
      <style:text-properties fo:font-size="12pt" fo:font-style="italic" fo:font-weight="normal" officeooo:rsid="0013ab70" officeooo:paragraph-rsid="00252dde" style:font-size-asian="10.5pt" style:font-style-asian="italic" style:font-weight-asian="normal" style:font-size-complex="12pt" style:font-style-complex="italic" style:font-weight-complex="normal"/>
    </style:style>
    <style:style style:name="P17" style:family="paragraph" style:parent-style-name="Standard" style:list-style-name="L3">
      <style:text-properties fo:font-size="12pt" fo:font-style="italic" fo:font-weight="normal" officeooo:rsid="00154881" officeooo:paragraph-rsid="00154881" style:font-size-asian="10.5pt" style:font-style-asian="italic" style:font-weight-asian="normal" style:font-size-complex="12pt" style:font-style-complex="italic" style:font-weight-complex="normal"/>
    </style:style>
    <style:style style:name="P18" style:family="paragraph" style:parent-style-name="Standard" style:list-style-name="L4">
      <style:text-properties fo:font-size="12pt" fo:font-style="italic" fo:font-weight="normal" officeooo:rsid="00154881" officeooo:paragraph-rsid="00154881" style:font-size-asian="10.5pt" style:font-style-asian="italic" style:font-weight-asian="normal" style:font-size-complex="12pt" style:font-style-complex="italic" style:font-weight-complex="normal"/>
    </style:style>
    <style:style style:name="P19" style:family="paragraph" style:parent-style-name="Standard" style:list-style-name="L13">
      <style:text-properties fo:font-size="12pt" fo:font-style="italic" fo:font-weight="normal" officeooo:rsid="00154881" officeooo:paragraph-rsid="001ffbbc" style:font-size-asian="10.5pt" style:font-style-asian="italic" style:font-weight-asian="normal" style:font-size-complex="12pt" style:font-style-complex="italic" style:font-weight-complex="normal"/>
    </style:style>
    <style:style style:name="P20" style:family="paragraph" style:parent-style-name="Standard" style:list-style-name="L14">
      <style:text-properties fo:font-size="12pt" fo:font-style="italic" fo:font-weight="normal" officeooo:rsid="00154881" officeooo:paragraph-rsid="001db766"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fo:font-size="12pt" fo:font-style="italic" fo:font-weight="normal" officeooo:rsid="00154881" officeooo:paragraph-rsid="001ffbbc" style:font-size-asian="10.5pt" style:font-style-asian="italic" style:font-weight-asian="normal" style:font-size-complex="12pt" style:font-style-complex="italic" style:font-weight-complex="normal"/>
    </style:style>
    <style:style style:name="P22" style:family="paragraph" style:parent-style-name="Standard">
      <style:text-properties fo:font-size="12pt" fo:font-style="italic" fo:font-weight="normal" officeooo:rsid="00154881" officeooo:paragraph-rsid="001ffbbc" style:font-size-asian="10.5pt" style:font-style-asian="italic" style:font-weight-asian="normal" style:font-size-complex="12pt" style:font-style-complex="italic" style:font-weight-complex="normal"/>
    </style:style>
    <style:style style:name="P23" style:family="paragraph" style:parent-style-name="Standard" style:list-style-name="L23">
      <style:text-properties fo:font-size="12pt" fo:font-style="italic" fo:font-weight="normal" officeooo:rsid="00154881" officeooo:paragraph-rsid="0022560b" style:font-size-asian="10.5pt" style:font-style-asian="italic" style:font-weight-asian="normal" style:font-size-complex="12pt" style:font-style-complex="italic" style:font-weight-complex="normal"/>
    </style:style>
    <style:style style:name="P24" style:family="paragraph" style:parent-style-name="Standard" style:list-style-name="L24">
      <style:text-properties fo:font-size="12pt" fo:font-style="italic" fo:font-weight="normal" officeooo:rsid="00154881" officeooo:paragraph-rsid="0022560b" style:font-size-asian="10.5pt" style:font-style-asian="italic" style:font-weight-asian="normal" style:font-size-complex="12pt" style:font-style-complex="italic" style:font-weight-complex="normal"/>
    </style:style>
    <style:style style:name="P25" style:family="paragraph" style:parent-style-name="Standard">
      <style:text-properties fo:font-size="12pt" fo:font-style="italic" fo:font-weight="normal" officeooo:rsid="00154881" officeooo:paragraph-rsid="00252dde" style:font-size-asian="10.5pt" style:font-style-asian="italic" style:font-weight-asian="normal" style:font-size-complex="12pt" style:font-style-complex="italic" style:font-weight-complex="normal"/>
    </style:style>
    <style:style style:name="P26" style:family="paragraph" style:parent-style-name="Standard" style:list-style-name="L5">
      <style:text-properties fo:font-size="12pt" fo:font-style="italic" fo:font-weight="normal" officeooo:rsid="001815be" officeooo:paragraph-rsid="001815be" style:font-size-asian="10.5pt" style:font-style-asian="italic" style:font-weight-asian="normal" style:font-size-complex="12pt" style:font-style-complex="italic" style:font-weight-complex="normal"/>
    </style:style>
    <style:style style:name="P27" style:family="paragraph" style:parent-style-name="Standard" style:list-style-name="L15">
      <style:text-properties fo:font-size="12pt" fo:font-style="italic" fo:font-weight="normal" officeooo:rsid="001815be" officeooo:paragraph-rsid="001db766" style:font-size-asian="10.5pt" style:font-style-asian="italic" style:font-weight-asian="normal" style:font-size-complex="12pt" style:font-style-complex="italic" style:font-weight-complex="normal"/>
    </style:style>
    <style:style style:name="P28" style:family="paragraph" style:parent-style-name="Standard" style:list-style-name="L25">
      <style:text-properties fo:font-size="12pt" fo:font-style="italic" fo:font-weight="normal" officeooo:rsid="001815be" officeooo:paragraph-rsid="0022560b" style:font-size-asian="10.5pt" style:font-style-asian="italic" style:font-weight-asian="normal" style:font-size-complex="12pt" style:font-style-complex="italic" style:font-weight-complex="normal"/>
    </style:style>
    <style:style style:name="P29" style:family="paragraph" style:parent-style-name="Standard" style:list-style-name="L7">
      <style:text-properties fo:font-size="12pt" fo:font-style="italic" fo:font-weight="normal" officeooo:rsid="0019b2b4" officeooo:paragraph-rsid="0019b2b4" style:font-size-asian="10.5pt" style:font-style-asian="italic" style:font-weight-asian="normal" style:font-size-complex="12pt" style:font-style-complex="italic" style:font-weight-complex="normal"/>
    </style:style>
    <style:style style:name="P30" style:family="paragraph" style:parent-style-name="Standard" style:list-style-name="L17">
      <style:text-properties fo:font-size="12pt" fo:font-style="italic" fo:font-weight="normal" officeooo:rsid="0019b2b4" officeooo:paragraph-rsid="001db766" style:font-size-asian="10.5pt" style:font-style-asian="italic" style:font-weight-asian="normal" style:font-size-complex="12pt" style:font-style-complex="italic" style:font-weight-complex="normal"/>
    </style:style>
    <style:style style:name="P31" style:family="paragraph" style:parent-style-name="Standard">
      <style:text-properties fo:font-size="12pt" fo:font-style="italic" fo:font-weight="normal" officeooo:rsid="0019b2b4" officeooo:paragraph-rsid="001ffbbc" style:font-size-asian="10.5pt" style:font-style-asian="italic" style:font-weight-asian="normal" style:font-size-complex="12pt" style:font-style-complex="italic" style:font-weight-complex="normal"/>
    </style:style>
    <style:style style:name="P32" style:family="paragraph" style:parent-style-name="Standard" style:list-style-name="L27">
      <style:text-properties fo:font-size="12pt" fo:font-style="italic" fo:font-weight="normal" officeooo:rsid="0019b2b4" officeooo:paragraph-rsid="0022560b" style:font-size-asian="10.5pt" style:font-style-asian="italic" style:font-weight-asian="normal" style:font-size-complex="12pt" style:font-style-complex="italic" style:font-weight-complex="normal"/>
    </style:style>
    <style:style style:name="P33" style:family="paragraph" style:parent-style-name="Standard">
      <style:text-properties fo:font-size="12pt" fo:font-style="italic" fo:font-weight="normal" officeooo:rsid="0019b2b4" officeooo:paragraph-rsid="00272424" style:font-size-asian="10.5pt" style:font-style-asian="italic" style:font-weight-asian="normal" style:font-size-complex="12pt" style:font-style-complex="italic" style:font-weight-complex="normal"/>
    </style:style>
    <style:style style:name="P34" style:family="paragraph" style:parent-style-name="Standard" style:list-style-name="L8">
      <style:text-properties fo:font-size="12pt" fo:font-style="italic" fo:font-weight="normal" officeooo:rsid="001a0b65" officeooo:paragraph-rsid="001a0b65" style:font-size-asian="10.5pt" style:font-style-asian="italic" style:font-weight-asian="normal" style:font-size-complex="12pt" style:font-style-complex="italic" style:font-weight-complex="normal"/>
    </style:style>
    <style:style style:name="P35" style:family="paragraph" style:parent-style-name="Standard" style:list-style-name="L9">
      <style:text-properties fo:font-size="12pt" fo:font-style="italic" fo:font-weight="normal" officeooo:rsid="001a0b65" officeooo:paragraph-rsid="001a0b65" style:font-size-asian="10.5pt" style:font-style-asian="italic" style:font-weight-asian="normal" style:font-size-complex="12pt" style:font-style-complex="italic" style:font-weight-complex="normal"/>
    </style:style>
    <style:style style:name="P36" style:family="paragraph" style:parent-style-name="Standard" style:list-style-name="L10">
      <style:text-properties fo:font-size="12pt" fo:font-style="italic" fo:font-weight="normal" officeooo:rsid="001a0b65" officeooo:paragraph-rsid="001a0b65" style:font-size-asian="10.5pt" style:font-style-asian="italic" style:font-weight-asian="normal" style:font-size-complex="12pt" style:font-style-complex="italic" style:font-weight-complex="normal"/>
    </style:style>
    <style:style style:name="P37" style:family="paragraph" style:parent-style-name="Standard" style:list-style-name="L11">
      <style:text-properties fo:font-size="12pt" fo:font-style="italic" fo:font-weight="normal" officeooo:rsid="001a0b65" officeooo:paragraph-rsid="001a0b65" style:font-size-asian="10.5pt" style:font-style-asian="italic" style:font-weight-asian="normal" style:font-size-complex="12pt" style:font-style-complex="italic" style:font-weight-complex="normal"/>
    </style:style>
    <style:style style:name="P38" style:family="paragraph" style:parent-style-name="Standard">
      <style:text-properties fo:font-size="12pt" fo:font-style="italic" fo:font-weight="normal" officeooo:rsid="001a0b65" officeooo:paragraph-rsid="001a0b65" style:font-size-asian="10.5pt" style:font-style-asian="italic" style:font-weight-asian="normal" style:font-size-complex="12pt" style:font-style-complex="italic" style:font-weight-complex="normal"/>
    </style:style>
    <style:style style:name="P39" style:family="paragraph" style:parent-style-name="Standard" style:list-style-name="L18">
      <style:text-properties fo:font-size="12pt" fo:font-style="italic" fo:font-weight="normal" officeooo:rsid="001a0b65" officeooo:paragraph-rsid="001db766" style:font-size-asian="10.5pt" style:font-style-asian="italic" style:font-weight-asian="normal" style:font-size-complex="12pt" style:font-style-complex="italic" style:font-weight-complex="normal"/>
    </style:style>
    <style:style style:name="P40" style:family="paragraph" style:parent-style-name="Standard" style:list-style-name="L19">
      <style:text-properties fo:font-size="12pt" fo:font-style="italic" fo:font-weight="normal" officeooo:rsid="001a0b65" officeooo:paragraph-rsid="001db766" style:font-size-asian="10.5pt" style:font-style-asian="italic" style:font-weight-asian="normal" style:font-size-complex="12pt" style:font-style-complex="italic" style:font-weight-complex="normal"/>
    </style:style>
    <style:style style:name="P41" style:family="paragraph" style:parent-style-name="Standard" style:list-style-name="L20">
      <style:text-properties fo:font-size="12pt" fo:font-style="italic" fo:font-weight="normal" officeooo:rsid="001a0b65" officeooo:paragraph-rsid="001db766" style:font-size-asian="10.5pt" style:font-style-asian="italic" style:font-weight-asian="normal" style:font-size-complex="12pt" style:font-style-complex="italic" style:font-weight-complex="normal"/>
    </style:style>
    <style:style style:name="P42" style:family="paragraph" style:parent-style-name="Standard" style:list-style-name="L21">
      <style:text-properties fo:font-size="12pt" fo:font-style="italic" fo:font-weight="normal" officeooo:rsid="001a0b65" officeooo:paragraph-rsid="001db766" style:font-size-asian="10.5pt" style:font-style-asian="italic" style:font-weight-asian="normal" style:font-size-complex="12pt" style:font-style-complex="italic" style:font-weight-complex="normal"/>
    </style:style>
    <style:style style:name="P43" style:family="paragraph" style:parent-style-name="Standard">
      <style:text-properties fo:font-size="12pt" fo:font-style="italic" fo:font-weight="normal" officeooo:rsid="001a0b65" officeooo:paragraph-rsid="001ffbbc" style:font-size-asian="10.5pt" style:font-style-asian="italic" style:font-weight-asian="normal" style:font-size-complex="12pt" style:font-style-complex="italic" style:font-weight-complex="normal"/>
    </style:style>
    <style:style style:name="P44" style:family="paragraph" style:parent-style-name="Standard">
      <style:text-properties fo:font-size="12pt" fo:font-style="italic" fo:font-weight="normal" officeooo:rsid="001a0b65" officeooo:paragraph-rsid="0020daed" style:font-size-asian="10.5pt" style:font-style-asian="italic" style:font-weight-asian="normal" style:font-size-complex="12pt" style:font-style-complex="italic" style:font-weight-complex="normal"/>
    </style:style>
    <style:style style:name="P45" style:family="paragraph" style:parent-style-name="Standard" style:list-style-name="L28">
      <style:text-properties fo:font-size="12pt" fo:font-style="italic" fo:font-weight="normal" officeooo:rsid="001a0b65" officeooo:paragraph-rsid="0022560b" style:font-size-asian="10.5pt" style:font-style-asian="italic" style:font-weight-asian="normal" style:font-size-complex="12pt" style:font-style-complex="italic" style:font-weight-complex="normal"/>
    </style:style>
    <style:style style:name="P46" style:family="paragraph" style:parent-style-name="Standard" style:list-style-name="L29">
      <style:text-properties fo:font-size="12pt" fo:font-style="italic" fo:font-weight="normal" officeooo:rsid="001a0b65" officeooo:paragraph-rsid="0022560b" style:font-size-asian="10.5pt" style:font-style-asian="italic" style:font-weight-asian="normal" style:font-size-complex="12pt" style:font-style-complex="italic" style:font-weight-complex="normal"/>
    </style:style>
    <style:style style:name="P47" style:family="paragraph" style:parent-style-name="Standard" style:list-style-name="L30">
      <style:text-properties fo:font-size="12pt" fo:font-style="italic" fo:font-weight="normal" officeooo:rsid="001a0b65" officeooo:paragraph-rsid="0022560b" style:font-size-asian="10.5pt" style:font-style-asian="italic" style:font-weight-asian="normal" style:font-size-complex="12pt" style:font-style-complex="italic" style:font-weight-complex="normal"/>
    </style:style>
    <style:style style:name="P48" style:family="paragraph" style:parent-style-name="Standard" style:list-style-name="L31">
      <style:text-properties fo:font-size="12pt" fo:font-style="italic" fo:font-weight="normal" officeooo:rsid="001a0b65" officeooo:paragraph-rsid="0022560b" style:font-size-asian="10.5pt" style:font-style-asian="italic" style:font-weight-asian="normal" style:font-size-complex="12pt" style:font-style-complex="italic" style:font-weight-complex="normal"/>
    </style:style>
    <style:style style:name="P49" style:family="paragraph" style:parent-style-name="Standard">
      <style:text-properties fo:font-size="12pt" fo:font-style="italic" fo:font-weight="normal" officeooo:rsid="001a0b65" officeooo:paragraph-rsid="00272424" style:font-size-asian="10.5pt" style:font-style-asian="italic" style:font-weight-asian="normal" style:font-size-complex="12pt" style:font-style-complex="italic" style:font-weight-complex="normal"/>
    </style:style>
    <style:style style:name="P50" style:family="paragraph" style:parent-style-name="Standard">
      <style:text-properties fo:font-size="12pt" fo:font-style="italic" fo:font-weight="normal" officeooo:rsid="001a0b65" officeooo:paragraph-rsid="0028bc39" style:font-size-asian="10.5pt" style:font-style-asian="italic" style:font-weight-asian="normal" style:font-size-complex="12pt" style:font-style-complex="italic" style:font-weight-complex="normal"/>
    </style:style>
    <style:style style:name="P51" style:family="paragraph" style:parent-style-name="Standard">
      <style:text-properties fo:font-size="12pt" fo:font-style="italic" fo:font-weight="normal" officeooo:rsid="0020daed" officeooo:paragraph-rsid="0020daed" style:font-size-asian="10.5pt" style:font-style-asian="italic" style:font-weight-asian="normal" style:font-size-complex="12pt" style:font-style-complex="italic" style:font-weight-complex="normal"/>
    </style:style>
    <style:style style:name="P52" style:family="paragraph" style:parent-style-name="Standard">
      <style:text-properties fo:font-size="12pt" fo:font-style="italic" fo:font-weight="normal" officeooo:rsid="00252dde" officeooo:paragraph-rsid="00252dde" style:font-size-asian="10.5pt" style:font-style-asian="italic" style:font-weight-asian="normal" style:font-size-complex="12pt" style:font-style-complex="italic" style:font-weight-complex="normal"/>
    </style:style>
    <style:style style:name="P53" style:family="paragraph" style:parent-style-name="Standard">
      <style:text-properties fo:font-size="12pt" fo:font-style="italic" fo:font-weight="bold" officeooo:rsid="001815be" officeooo:paragraph-rsid="001db766" style:font-size-asian="10.5pt" style:font-style-asian="italic" style:font-weight-asian="bold" style:font-size-complex="12pt" style:font-style-complex="italic" style:font-weight-complex="bold"/>
    </style:style>
    <style:style style:name="P54" style:family="paragraph" style:parent-style-name="Standard">
      <style:text-properties fo:font-size="12pt" fo:font-style="italic" fo:font-weight="bold" officeooo:rsid="001815be" officeooo:paragraph-rsid="0022560b" style:font-size-asian="10.5pt" style:font-style-asian="italic" style:font-weight-asian="bold" style:font-size-complex="12pt" style:font-style-complex="italic" style:font-weight-complex="bold"/>
    </style:style>
    <style:style style:name="P55" style:family="paragraph" style:parent-style-name="Standard">
      <style:text-properties fo:font-size="12pt" fo:font-style="italic" fo:font-weight="bold" officeooo:rsid="002afdef" officeooo:paragraph-rsid="002afdef" style:font-size-asian="10.5pt" style:font-style-asian="italic" style:font-weight-asian="bold" style:font-size-complex="12pt" style:font-style-complex="italic" style:font-weight-complex="bold"/>
    </style:style>
    <style:style style:name="P56" style:family="paragraph" style:parent-style-name="Standard">
      <style:text-properties fo:font-size="12pt" fo:font-style="normal" fo:font-weight="normal" officeooo:rsid="0013ab70" officeooo:paragraph-rsid="0013ab70"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13ab70" officeooo:paragraph-rsid="001db766"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13ab70" officeooo:paragraph-rsid="0022560b"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154881" officeooo:paragraph-rsid="00154881"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154881" officeooo:paragraph-rsid="0022560b"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162a82" officeooo:paragraph-rsid="00154881"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162a82" officeooo:paragraph-rsid="001db766"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162a82" officeooo:paragraph-rsid="0022560b"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1815be" officeooo:paragraph-rsid="001815be"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1815be" officeooo:paragraph-rsid="001db766"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1815be" officeooo:paragraph-rsid="0022560b" style:font-size-asian="10.5pt" style:font-style-asian="normal" style:font-weight-asian="normal" style:font-size-complex="12pt" style:font-style-complex="normal" style:font-weight-complex="normal"/>
    </style:style>
    <style:style style:name="P67" style:family="paragraph" style:parent-style-name="Standard" style:list-style-name="L6">
      <style:text-properties fo:font-size="12pt" fo:font-style="normal" fo:font-weight="normal" officeooo:rsid="0019b2b4" officeooo:paragraph-rsid="0019b2b4"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19b2b4" officeooo:paragraph-rsid="0019b2b4" style:font-size-asian="10.5pt" style:font-style-asian="normal" style:font-weight-asian="normal" style:font-size-complex="12pt" style:font-style-complex="normal" style:font-weight-complex="normal"/>
    </style:style>
    <style:style style:name="P69" style:family="paragraph" style:parent-style-name="Standard" style:list-style-name="L16">
      <style:text-properties fo:font-size="12pt" fo:font-style="normal" fo:font-weight="normal" officeooo:rsid="0019b2b4" officeooo:paragraph-rsid="001db766"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19b2b4" officeooo:paragraph-rsid="001db766" style:font-size-asian="10.5pt" style:font-style-asian="normal" style:font-weight-asian="normal" style:font-size-complex="12pt" style:font-style-complex="normal" style:font-weight-complex="normal"/>
    </style:style>
    <style:style style:name="P71" style:family="paragraph" style:parent-style-name="Standard" style:list-style-name="L26">
      <style:text-properties fo:font-size="12pt" fo:font-style="normal" fo:font-weight="normal" officeooo:rsid="0019b2b4" officeooo:paragraph-rsid="0022560b"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019b2b4" officeooo:paragraph-rsid="0022560b"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01a0b65" officeooo:paragraph-rsid="001a0b65"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01a0b65" officeooo:paragraph-rsid="001db766"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01a0b65" officeooo:paragraph-rsid="0022560b"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bold" officeooo:rsid="0013ab70" officeooo:paragraph-rsid="0013ab70" style:font-size-asian="10.5pt" style:font-style-asian="normal" style:font-weight-asian="bold" style:font-size-complex="12pt" style:font-style-complex="normal" style:font-weight-complex="bold"/>
    </style:style>
    <style:style style:name="P77" style:family="paragraph" style:parent-style-name="Standard">
      <style:text-properties fo:font-size="12pt" fo:font-style="normal" fo:font-weight="bold" officeooo:rsid="0013ab70" officeooo:paragraph-rsid="001db766" style:font-size-asian="10.5pt" style:font-style-asian="normal" style:font-weight-asian="bold" style:font-size-complex="12pt" style:font-style-complex="normal" style:font-weight-complex="bold"/>
    </style:style>
    <style:style style:name="P78" style:family="paragraph" style:parent-style-name="Standard">
      <style:text-properties fo:font-size="12pt" fo:font-style="normal" fo:font-weight="bold" officeooo:rsid="0013ab70" officeooo:paragraph-rsid="0022560b" style:font-size-asian="10.5pt" style:font-style-asian="normal" style:font-weight-asian="bold" style:font-size-complex="12pt" style:font-style-complex="normal" style:font-weight-complex="bold"/>
    </style:style>
    <style:style style:name="P79" style:family="paragraph" style:parent-style-name="Standard">
      <style:text-properties fo:font-size="12pt" fo:font-style="normal" fo:font-weight="bold" officeooo:rsid="00154881" officeooo:paragraph-rsid="00154881" style:font-size-asian="10.5pt" style:font-style-asian="normal" style:font-weight-asian="bold" style:font-size-complex="12pt" style:font-style-complex="normal" style:font-weight-complex="bold"/>
    </style:style>
    <style:style style:name="P80" style:family="paragraph" style:parent-style-name="Standard">
      <style:text-properties fo:font-size="12pt" fo:font-style="normal" fo:font-weight="bold" officeooo:rsid="00154881" officeooo:paragraph-rsid="001db766" style:font-size-asian="10.5pt" style:font-style-asian="normal" style:font-weight-asian="bold" style:font-size-complex="12pt" style:font-style-complex="normal" style:font-weight-complex="bold"/>
    </style:style>
    <style:style style:name="P81" style:family="paragraph" style:parent-style-name="Standard">
      <style:text-properties fo:font-size="12pt" fo:font-style="normal" fo:font-weight="bold" officeooo:rsid="00154881" officeooo:paragraph-rsid="0022560b" style:font-size-asian="10.5pt" style:font-style-asian="normal" style:font-weight-asian="bold" style:font-size-complex="12pt" style:font-style-complex="normal" style:font-weight-complex="bold"/>
    </style:style>
    <style:style style:name="P82" style:family="paragraph" style:parent-style-name="Standard">
      <style:text-properties fo:font-size="12pt" fo:font-style="normal" fo:font-weight="bold" officeooo:rsid="001815be" officeooo:paragraph-rsid="001815be" style:font-size-asian="10.5pt" style:font-style-asian="normal" style:font-weight-asian="bold" style:font-size-complex="12pt" style:font-style-complex="normal" style:font-weight-complex="bold"/>
    </style:style>
    <style:style style:name="P83" style:family="paragraph" style:parent-style-name="Standard">
      <style:text-properties fo:font-size="12pt" fo:font-style="normal" fo:font-weight="bold" officeooo:rsid="001815be" officeooo:paragraph-rsid="001db766" style:font-size-asian="10.5pt" style:font-style-asian="normal" style:font-weight-asian="bold" style:font-size-complex="12pt" style:font-style-complex="normal" style:font-weight-complex="bold"/>
    </style:style>
    <style:style style:name="P84" style:family="paragraph" style:parent-style-name="Standard">
      <style:text-properties fo:font-size="12pt" fo:font-style="normal" fo:font-weight="bold" officeooo:rsid="001815be" officeooo:paragraph-rsid="0022560b" style:font-size-asian="10.5pt" style:font-style-asian="normal" style:font-weight-asian="bold" style:font-size-complex="12pt" style:font-style-complex="normal" style:font-weight-complex="bold"/>
    </style:style>
    <style:style style:name="P85" style:family="paragraph" style:parent-style-name="Standard">
      <style:text-properties fo:font-size="12pt" fo:font-style="normal" fo:font-weight="bold" officeooo:rsid="0019b2b4" officeooo:paragraph-rsid="0019b2b4" style:font-size-asian="10.5pt" style:font-style-asian="normal" style:font-weight-asian="bold" style:font-size-complex="12pt" style:font-style-complex="normal" style:font-weight-complex="bold"/>
    </style:style>
    <style:style style:name="P86" style:family="paragraph" style:parent-style-name="Standard">
      <style:text-properties fo:font-size="12pt" fo:font-style="normal" fo:font-weight="bold" officeooo:rsid="0019b2b4" officeooo:paragraph-rsid="001db766" style:font-size-asian="10.5pt" style:font-style-asian="normal" style:font-weight-asian="bold" style:font-size-complex="12pt" style:font-style-complex="normal" style:font-weight-complex="bold"/>
    </style:style>
    <style:style style:name="P87" style:family="paragraph" style:parent-style-name="Standard">
      <style:text-properties fo:font-size="12pt" fo:font-style="normal" fo:font-weight="bold" officeooo:rsid="0019b2b4" officeooo:paragraph-rsid="0022560b" style:font-size-asian="10.5pt" style:font-style-asian="normal" style:font-weight-asian="bold" style:font-size-complex="12pt" style:font-style-complex="normal" style:font-weight-complex="bold"/>
    </style:style>
    <style:style style:name="P88" style:family="paragraph" style:parent-style-name="Standard">
      <style:text-properties fo:font-size="12pt" fo:font-style="normal" fo:font-weight="bold" officeooo:rsid="001a0b65" officeooo:paragraph-rsid="001a0b65" style:font-size-asian="10.5pt" style:font-style-asian="normal" style:font-weight-asian="bold" style:font-size-complex="12pt" style:font-style-complex="normal" style:font-weight-complex="bold"/>
    </style:style>
    <style:style style:name="P89" style:family="paragraph" style:parent-style-name="Standard">
      <style:text-properties fo:font-size="12pt" fo:font-style="normal" fo:font-weight="bold" officeooo:rsid="001a0b65" officeooo:paragraph-rsid="001db766" style:font-size-asian="10.5pt" style:font-style-asian="normal" style:font-weight-asian="bold" style:font-size-complex="12pt" style:font-style-complex="normal" style:font-weight-complex="bold"/>
    </style:style>
    <style:style style:name="P90" style:family="paragraph" style:parent-style-name="Standard">
      <style:text-properties fo:font-size="12pt" fo:font-style="normal" fo:font-weight="bold" officeooo:rsid="001a0b65" officeooo:paragraph-rsid="0022560b" style:font-size-asian="10.5pt" style:font-style-asian="normal" style:font-weight-asian="bold" style:font-size-complex="12pt" style:font-style-complex="normal" style:font-weight-complex="bold"/>
    </style:style>
    <style:style style:name="P91" style:family="paragraph" style:parent-style-name="Standard">
      <style:text-properties fo:font-size="12pt" fo:font-weight="bold" officeooo:rsid="0013ab70" officeooo:paragraph-rsid="001db766" style:font-size-asian="10.5pt" style:font-weight-asian="bold" style:font-size-complex="12pt" style:font-weight-complex="bold"/>
    </style:style>
    <style:style style:name="P92" style:family="paragraph" style:parent-style-name="Standard">
      <style:text-properties fo:font-size="12pt" fo:font-weight="bold" officeooo:rsid="0013ab70" officeooo:paragraph-rsid="0022560b" style:font-size-asian="10.5pt" style:font-weight-asian="bold" style:font-size-complex="12pt" style:font-weight-complex="bold"/>
    </style:style>
    <style:style style:name="P93" style:family="paragraph" style:parent-style-name="Standard">
      <style:text-properties fo:font-size="12pt" fo:font-weight="bold" officeooo:rsid="0013ab70" officeooo:paragraph-rsid="0013ab70" style:font-size-asian="12pt" style:font-weight-asian="bold" style:font-size-complex="12pt" style:font-weight-complex="bold"/>
    </style:style>
    <style:style style:name="P94" style:family="paragraph" style:parent-style-name="Standard">
      <style:text-properties fo:font-size="12pt" fo:font-weight="bold" officeooo:rsid="002afdef" officeooo:paragraph-rsid="002afdef" style:font-size-asian="12pt" style:font-weight-asian="bold" style:font-size-complex="12pt" style:font-weight-complex="bold"/>
    </style:style>
    <style:style style:name="P95" style:family="paragraph" style:parent-style-name="Standard">
      <style:text-properties fo:font-size="12pt" fo:font-weight="bold" officeooo:rsid="002b5a31" officeooo:paragraph-rsid="002b5a31" style:font-size-asian="12pt" style:font-weight-asian="bold" style:font-size-complex="12pt" style:font-weight-complex="bold"/>
    </style:style>
    <style:style style:name="P96" style:family="paragraph" style:parent-style-name="Standard">
      <style:text-properties fo:font-size="12pt" fo:language="en" fo:country="US" fo:font-style="italic" fo:font-weight="bold" officeooo:rsid="002afdef" officeooo:paragraph-rsid="002afdef"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97" style:family="paragraph" style:parent-style-name="Standard">
      <style:text-properties fo:font-size="12pt" fo:language="en" fo:country="US" fo:font-style="italic" fo:font-weight="normal" officeooo:rsid="001189ef" officeooo:paragraph-rsid="002afde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98" style:family="paragraph" style:parent-style-name="Standard">
      <style:text-properties fo:font-size="12pt" fo:language="en" fo:country="US" fo:font-style="italic" fo:font-weight="normal" officeooo:rsid="002afdef" officeooo:paragraph-rsid="002afde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99" style:family="paragraph" style:parent-style-name="Standard">
      <style:text-properties fo:font-size="12pt" fo:font-weight="normal" officeooo:rsid="002afdef" officeooo:paragraph-rsid="002afdef" style:font-size-asian="12pt" style:font-weight-asian="normal" style:font-size-complex="12pt" style:font-weight-complex="normal"/>
    </style:style>
    <style:style style:name="P100" style:family="paragraph" style:parent-style-name="Standard">
      <style:text-properties fo:font-size="13pt" fo:font-style="italic" fo:font-weight="bold" officeooo:rsid="001db766" officeooo:paragraph-rsid="001db766" style:font-size-asian="13pt" style:font-style-asian="italic" style:font-weight-asian="bold" style:font-size-complex="13pt" style:font-style-complex="italic" style:font-weight-complex="bold"/>
    </style:style>
    <style:style style:name="P101" style:family="paragraph" style:parent-style-name="Standard">
      <style:text-properties fo:font-size="13pt" fo:font-style="italic" fo:font-weight="bold" officeooo:rsid="0022560b" officeooo:paragraph-rsid="0022560b" style:font-size-asian="11.3500003814697pt" style:font-style-asian="italic" style:font-weight-asian="bold" style:font-size-complex="13pt" style:font-style-complex="italic" style:font-weight-complex="bold"/>
    </style:style>
    <style:style style:name="P102" style:family="paragraph" style:parent-style-name="Standard">
      <style:text-properties fo:font-size="13pt" fo:font-style="italic" fo:font-weight="bold" officeooo:rsid="0028bc39" officeooo:paragraph-rsid="0028bc39" style:font-size-asian="11.3500003814697pt" style:font-style-asian="italic" style:font-weight-asian="bold" style:font-size-complex="13pt" style:font-style-complex="italic" style:font-weight-complex="bold"/>
    </style:style>
    <style:style style:name="P103" style:family="paragraph" style:parent-style-name="Standard">
      <style:text-properties fo:font-size="13pt" fo:font-style="italic" fo:font-weight="bold" officeooo:rsid="0028bc39" officeooo:paragraph-rsid="002afdef" style:font-size-asian="11.3500003814697pt" style:font-style-asian="italic" style:font-weight-asian="bold" style:font-size-complex="13pt" style:font-style-complex="italic" style:font-weight-complex="bold"/>
    </style:style>
    <style:style style:name="P104" style:family="paragraph" style:parent-style-name="Standard">
      <style:text-properties fo:font-size="13pt" fo:font-style="italic" fo:font-weight="bold" officeooo:rsid="002afdef" officeooo:paragraph-rsid="002afdef" style:font-size-asian="11.3500003814697pt" style:font-style-asian="italic" style:font-weight-asian="bold" style:font-size-complex="13pt" style:font-style-complex="italic" style:font-weight-complex="bold"/>
    </style:style>
    <style:style style:name="P105" style:family="paragraph" style:parent-style-name="Standard">
      <style:text-properties fo:font-size="13pt" fo:font-weight="bold" officeooo:rsid="002b5a31" officeooo:paragraph-rsid="002b5a31" style:font-size-asian="11.3500003814697pt" style:font-weight-asian="bold" style:font-size-complex="13pt" style:font-weight-complex="bold"/>
    </style:style>
    <style:style style:name="P106" style:family="paragraph" style:parent-style-name="Standard">
      <style:text-properties fo:font-size="13pt" fo:font-weight="normal" officeooo:rsid="002b5a31" officeooo:paragraph-rsid="002b5a31" style:font-size-asian="11.3500003814697pt" style:font-weight-asian="normal" style:font-size-complex="13pt" style:font-weight-complex="normal"/>
    </style:style>
    <style:style style:name="P107" style:family="paragraph" style:parent-style-name="Standard">
      <style:text-properties fo:language="en" fo:country="US" officeooo:rsid="0006f778" officeooo:paragraph-rsid="002afdef" style:language-asian="zxx" style:country-asian="none" style:language-complex="zxx" style:country-complex="none"/>
    </style:style>
    <style:style style:name="P108" style:family="paragraph" style:parent-style-name="Standard">
      <style:text-properties fo:language="en" fo:country="US" officeooo:rsid="00161aee" officeooo:paragraph-rsid="002afdef" style:language-asian="zxx" style:country-asian="none" style:language-complex="zxx" style:country-complex="none"/>
    </style:style>
    <style:style style:name="P109" style:family="paragraph" style:parent-style-name="Standard">
      <style:text-properties fo:language="en" fo:country="US" officeooo:rsid="00110a60" officeooo:paragraph-rsid="002afdef" style:language-asian="zxx" style:country-asian="none" style:language-complex="zxx" style:country-complex="none"/>
    </style:style>
    <style:style style:name="P110" style:family="paragraph" style:parent-style-name="Standard">
      <style:text-properties fo:language="en" fo:country="US" officeooo:rsid="0009a034" officeooo:paragraph-rsid="002afdef" style:language-asian="zxx" style:country-asian="none" style:language-complex="zxx" style:country-complex="none"/>
    </style:style>
    <style:style style:name="P111" style:family="paragraph" style:parent-style-name="Standard">
      <style:text-properties fo:language="en" fo:country="US" officeooo:rsid="000a887a" officeooo:paragraph-rsid="002afdef" style:language-asian="zxx" style:country-asian="none" style:language-complex="zxx" style:country-complex="none"/>
    </style:style>
    <style:style style:name="P112" style:family="paragraph" style:parent-style-name="Standard">
      <style:text-properties fo:language="en" fo:country="US" officeooo:paragraph-rsid="002afdef" style:language-asian="zxx" style:country-asian="none" style:language-complex="zxx" style:country-complex="none"/>
    </style:style>
    <style:style style:name="P113" style:family="paragraph" style:parent-style-name="Text_20_body">
      <style:paragraph-properties fo:padding="0.049cm" fo:border="0.06pt solid #d9d9e3"/>
    </style:style>
    <style:style style:name="P114" style:family="paragraph" style:parent-style-name="Text_20_body" style:list-style-name="L32">
      <style:paragraph-properties fo:margin-top="0cm" fo:margin-bottom="0cm" style:contextual-spacing="false" fo:padding="0.049cm" fo:border="0.06pt solid #d9d9e3"/>
    </style:style>
    <style:style style:name="P115" style:family="paragraph" style:parent-style-name="Text_20_body" style:list-style-name="L32">
      <style:paragraph-properties fo:padding="0.049cm" fo:border="0.06pt solid #d9d9e3"/>
    </style:style>
    <style:style style:name="P116" style:family="paragraph" style:parent-style-name="Text_20_body">
      <style:text-properties fo:font-size="12pt" fo:font-weight="bold" officeooo:rsid="0013ab70" officeooo:paragraph-rsid="0013ab70" style:font-size-asian="12pt" style:font-weight-asian="bold" style:font-size-complex="12pt" style:font-weight-complex="bold"/>
    </style:style>
    <style:style style:name="P117" style:family="paragraph" style:parent-style-name="Text_20_body">
      <style:text-properties fo:font-size="12pt" fo:font-weight="bold" officeooo:rsid="002afdef" officeooo:paragraph-rsid="002afdef" style:font-size-asian="12pt" style:font-weight-asian="bold" style:font-size-complex="12pt" style:font-weight-complex="bold"/>
    </style:style>
    <style:style style:name="P118" style:family="paragraph" style:parent-style-name="Text_20_body" style:list-style-name="L33">
      <style:paragraph-properties fo:margin-top="0cm" fo:margin-bottom="0cm" style:contextual-spacing="false" fo:padding="0.049cm" fo:border="0.06pt solid #d9d9e3"/>
    </style:style>
    <style:style style:name="P119" style:family="paragraph" style:parent-style-name="Text_20_body" style:list-style-name="L33">
      <style:paragraph-properties fo:padding="0.049cm" fo:border="0.06pt solid #d9d9e3"/>
    </style:style>
    <style:style style:name="P120" style:family="paragraph" style:parent-style-name="Text_20_body" style:list-style-name="L34">
      <style:paragraph-properties fo:margin-top="0cm" fo:margin-bottom="0cm" style:contextual-spacing="false" fo:padding="0.049cm" fo:border="0.06pt solid #d9d9e3"/>
    </style:style>
    <style:style style:name="P121" style:family="paragraph" style:parent-style-name="Text_20_body" style:list-style-name="L34">
      <style:paragraph-properties fo:padding="0.049cm" fo:border="0.06pt solid #d9d9e3"/>
    </style:style>
    <style:style style:name="T1" style:family="text">
      <style:text-properties fo:font-style="normal" style:font-style-asian="normal" style:font-style-complex="normal"/>
    </style:style>
    <style:style style:name="T2" style:family="text">
      <style:text-properties fo:font-style="normal" officeooo:rsid="00162a82" style:font-style-asian="normal" style:font-style-complex="normal"/>
    </style:style>
    <style:style style:name="T3" style:family="text">
      <style:text-properties fo:font-style="normal" officeooo:rsid="001a0b65" style:font-style-asian="normal" style:font-style-complex="normal"/>
    </style:style>
    <style:style style:name="T4" style:family="text">
      <style:text-properties fo:font-style="normal" officeooo:rsid="001aecab" style:font-style-asian="normal" style:font-style-complex="normal"/>
    </style:style>
    <style:style style:name="T5" style:family="text">
      <style:text-properties fo:font-style="normal" officeooo:rsid="001ee044" style:font-style-asian="normal" style:font-style-complex="normal"/>
    </style:style>
    <style:style style:name="T6" style:family="text">
      <style:text-properties fo:font-style="normal" officeooo:rsid="001ffbbc" style:font-style-asian="normal" style:font-style-complex="normal"/>
    </style:style>
    <style:style style:name="T7" style:family="text">
      <style:text-properties fo:font-style="normal" officeooo:rsid="0020daed" style:font-style-asian="normal" style:font-style-complex="normal"/>
    </style:style>
    <style:style style:name="T8" style:family="text">
      <style:text-properties fo:font-style="normal" officeooo:rsid="0023d08a" style:font-style-asian="normal" style:font-style-complex="normal"/>
    </style:style>
    <style:style style:name="T9" style:family="text">
      <style:text-properties fo:font-style="normal" officeooo:rsid="00252dde" style:font-style-asian="normal" style:font-style-complex="normal"/>
    </style:style>
    <style:style style:name="T10" style:family="text">
      <style:text-properties fo:font-style="normal" officeooo:rsid="00258915" style:font-style-asian="normal" style:font-style-complex="normal"/>
    </style:style>
    <style:style style:name="T11" style:family="text">
      <style:text-properties fo:font-style="normal" officeooo:rsid="0026d106" style:font-style-asian="normal" style:font-style-complex="normal"/>
    </style:style>
    <style:style style:name="T12" style:family="text">
      <style:text-properties fo:font-style="normal" officeooo:rsid="00272424" style:font-style-asian="normal" style:font-style-complex="normal"/>
    </style:style>
    <style:style style:name="T13" style:family="text">
      <style:text-properties fo:font-style="normal" officeooo:rsid="00292554"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110a60" style:font-style-asian="normal" style:font-style-complex="normal"/>
    </style:style>
    <style:style style:name="T16" style:family="text">
      <style:text-properties fo:font-style="normal" style:text-underline-style="none" officeooo:rsid="00161aee" style:font-style-asian="normal" style:font-style-complex="normal"/>
    </style:style>
    <style:style style:name="T17" style:family="text">
      <style:text-properties fo:font-style="normal" style:text-underline-style="none" officeooo:rsid="0017ebe8" style:font-style-asian="normal" style:font-style-complex="normal"/>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officeooo:rsid="00161aee" style:font-style-asian="normal" style:font-style-complex="normal"/>
    </style:style>
    <style:style style:name="T20" style:family="text">
      <style:text-properties officeooo:rsid="0019b2b4"/>
    </style:style>
    <style:style style:name="T2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92554" style:font-size-asian="10.5pt" style:font-style-asian="normal" style:font-weight-asian="normal" style:font-size-complex="12pt" style:font-style-complex="normal" style:font-weight-complex="normal"/>
    </style:style>
    <style:style style:name="T23" style:family="text">
      <style:text-properties officeooo:rsid="0020daed"/>
    </style:style>
    <style:style style:name="T24" style:family="text">
      <style:text-properties fo:font-weight="normal" style:font-weight-asian="normal" style:font-weight-complex="normal"/>
    </style:style>
    <style:style style:name="T25" style:family="text">
      <style:text-properties style:text-underline-style="none"/>
    </style:style>
    <style:style style:name="T26" style:family="text">
      <style:text-properties style:text-underline-style="none" officeooo:rsid="00110a60"/>
    </style:style>
    <style:style style:name="T27" style:family="text">
      <style:text-properties style:text-underline-style="none" officeooo:rsid="00161aee"/>
    </style:style>
    <style:style style:name="T28" style:family="text">
      <style:text-properties style:text-underline-style="none" officeooo:rsid="0017ebe8"/>
    </style:style>
    <style:style style:name="T29" style:family="text">
      <style:text-properties style:text-underline-style="none" officeooo:rsid="00092da5"/>
    </style:style>
    <style:style style:name="T30" style:family="text">
      <style:text-properties style:text-underline-style="none" officeooo:rsid="000fb778"/>
    </style:style>
    <style:style style:name="T31" style:family="text">
      <style:text-properties style:text-underline-style="none" officeooo:rsid="000b7b03"/>
    </style:style>
    <style:style style:name="T32" style:family="text">
      <style:text-properties style:text-underline-style="none" officeooo:rsid="000b9959"/>
    </style:style>
    <style:style style:name="T33" style:family="text">
      <style:text-properties style:text-underline-style="none" officeooo:rsid="001eb5fc"/>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161aee"/>
    </style:style>
    <style:style style:name="T36" style:family="text">
      <style:text-properties style:text-underline-style="solid" style:text-underline-width="auto" style:text-underline-color="font-color" officeooo:rsid="0006f778"/>
    </style:style>
    <style:style style:name="T37" style:family="text">
      <style:text-properties style:text-underline-style="solid" style:text-underline-width="auto" style:text-underline-color="font-color" officeooo:rsid="0017ebe8"/>
    </style:style>
    <style:style style:name="T38" style:family="text">
      <style:text-properties style:text-underline-style="solid" style:text-underline-width="auto" style:text-underline-color="font-color" officeooo:rsid="001b6567"/>
    </style:style>
    <style:style style:name="T39" style:family="text">
      <style:text-properties style:text-underline-style="solid" style:text-underline-width="auto" style:text-underline-color="font-color" officeooo:rsid="00144a78"/>
    </style:style>
    <style:style style:name="T40" style:family="text">
      <style:text-properties officeooo:rsid="002001f9"/>
    </style:style>
    <style:style style:name="T41" style:family="text">
      <style:text-properties officeooo:rsid="0006f778"/>
    </style:style>
    <style:style style:name="T42" style:family="text">
      <style:text-properties officeooo:rsid="00161aee"/>
    </style:style>
    <style:style style:name="T43" style:family="text">
      <style:text-properties officeooo:rsid="000fb778"/>
    </style:style>
    <style:style style:name="T44" style:family="text">
      <style:text-properties officeooo:rsid="00092da5"/>
    </style:style>
    <style:style style:name="T45" style:family="text">
      <style:text-properties officeooo:rsid="000b7b03"/>
    </style:style>
    <style:style style:name="T46" style:family="text">
      <style:text-properties officeooo:rsid="00144a78"/>
    </style:style>
    <style:style style:name="T47" style:family="text">
      <style:text-properties loext:padding="0.049cm" loext:border="0.06pt solid #d9d9e3"/>
    </style:style>
    <style:style style:name="T48" style:family="text">
      <style:text-properties officeooo:rsid="002bc3f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ctional Dependencies and Normal Forms Analysis</text:p>
      <text:p text:style-name="P1"/>
      <text:p text:style-name="P5">1. For each relation, identify its functional dependencies</text:p>
      <text:p text:style-name="P5"/>
      <text:p text:style-name="P3">Client:</text:p>
      <text:list xml:id="list1528110654" text:style-name="L1">
        <text:list-item>
          <text:p text:style-name="P6">idClient → <text:span text:style-name="T1">name, emailAddress, phoneNumber, shippingAddress.</text:span></text:p>
        </text:list-item>
      </text:list>
      <text:p text:style-name="P56"/>
      <text:p text:style-name="P76">Order:</text:p>
      <text:list xml:id="list47547147" text:style-name="L2">
        <text:list-item>
          <text:p text:style-name="P9">idOrder <text:span text:style-name="T1">→ date, status, deliveryMethod, price, idClient.</text:span></text:p>
        </text:list-item>
      </text:list>
      <text:p text:style-name="P56"/>
      <text:p text:style-name="P79">BagType:</text:p>
      <text:list xml:id="list3902912626" text:style-name="L3">
        <text:list-item>
          <text:p text:style-name="P17">idBagType <text:span text:style-name="T1">→ dimensions, description, unitPrice, state, designation, idPaper.</text:span></text:p>
        </text:list-item>
      </text:list>
      <text:p text:style-name="P59"/>
      <text:p text:style-name="P79">PaperItem:</text:p>
      <text:list xml:id="list1166762605" text:style-name="L4">
        <text:list-item>
          <text:p text:style-name="P18">idPaperItem → <text:span text:style-name="T2">idPaper, idWarehouse.</text:span></text:p>
        </text:list-item>
      </text:list>
      <text:p text:style-name="P61"/>
      <text:p text:style-name="P4"><text:span text:style-name="T2">Q</text:span><text:span text:style-name="T1">uantity:</text:span></text:p>
      <text:list xml:id="list3083870451" text:style-name="L5">
        <text:list-item>
          <text:p text:style-name="P26">idOrder, idBag<text:span text:style-name="T20">Type</text:span> → <text:span text:style-name="T1">quantity.</text:span></text:p>
        </text:list-item>
      </text:list>
      <text:p text:style-name="P64"/>
      <text:p text:style-name="P82">CanBeProduced:</text:p>
      <text:list xml:id="list3383976107" text:style-name="L6">
        <text:list-header>
          <text:p text:style-name="P67">None</text:p>
        </text:list-header>
      </text:list>
      <text:p text:style-name="P68"/>
      <text:p text:style-name="P85">Employee:</text:p>
      <text:list xml:id="list277230513" text:style-name="L7">
        <text:list-item>
          <text:p text:style-name="P29">idEmployee → <text:span text:style-name="T1">name, </text:span><text:span text:style-name="T3">id</text:span><text:span text:style-name="T1">Wharehouse.</text:span></text:p>
        </text:list-item>
      </text:list>
      <text:p text:style-name="P68"/>
      <text:p text:style-name="P88">Paper:</text:p>
      <text:list xml:id="list2990609547" text:style-name="L8">
        <text:list-item>
          <text:p text:style-name="P34">idPaper → <text:span text:style-name="T1">reference, designation.</text:span></text:p>
        </text:list-item>
      </text:list>
      <text:p text:style-name="P73"/>
      <text:p text:style-name="P88">Warehouse:</text:p>
      <text:list xml:id="list768098003" text:style-name="L9">
        <text:list-item>
          <text:p text:style-name="P35">idWarehouse → <text:span text:style-name="T1">location.</text:span></text:p>
        </text:list-item>
      </text:list>
      <text:p text:style-name="P73"/>
      <text:p text:style-name="P88">Machine:</text:p>
      <text:list xml:id="list4090843765" text:style-name="L10">
        <text:list-item>
          <text:p text:style-name="P36">idMachine → <text:span text:style-name="T1">name, model, warranty, idWarehouse.</text:span></text:p>
        </text:list-item>
      </text:list>
      <text:p text:style-name="P73"/>
      <text:p text:style-name="P88">BagItem:</text:p>
      <text:list xml:id="list1724488736" text:style-name="L11">
        <text:list-item>
          <text:p text:style-name="P37">idBagItem →<text:span text:style-name="T1"> </text:span><text:span text:style-name="T4">idBagType, idEmployee, idWarehouse.</text:span><text:span text:style-name="T1"> </text:span></text:p>
        </text:list-item>
      </text:list>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38"><text:span text:style-name="T1"/></text:p>
      <text:p text:style-name="P100"><text:soft-page-break/><text:span text:style-name="T1">2. For each relation, identify the existing violations of the Boyce-Codd Normal Form</text:span></text:p>
      <text:p text:style-name="P100"><text:span text:style-name="T1"/></text:p>
      <text:p text:style-name="P91">Client:</text:p>
      <text:list xml:id="list44430297387024" text:continue-list="list1528110654" text:style-name="L1">
        <text:list-item>
          <text:p text:style-name="P7">idClient → <text:span text:style-name="T1">name, emailAddress, phoneNumber, shippingAddress.</text:span></text:p>
        </text:list-item>
      </text:list>
      <text:p text:style-name="P11"><text:span text:style-name="T1"><text:tab/></text:span><text:span text:style-name="T5">There are no violations of th</text:span><text:span text:style-name="T6">e</text:span><text:span text:style-name="T5"> BCNF here because the primary </text:span><text:span text:style-name="T6">key </text:span><text:span text:style-name="T5">idClient uniquely determines all other attributes.</text:span></text:p>
      <text:p text:style-name="P57"/>
      <text:p text:style-name="P77">Order:</text:p>
      <text:list xml:id="list4051354033" text:style-name="L12">
        <text:list-item>
          <text:p text:style-name="P10">idOrder <text:span text:style-name="T1">→ date, status, deliveryMethod, price, idClient.</text:span></text:p>
        </text:list-item>
      </text:list>
      <text:p text:style-name="P12"><text:span text:style-name="T1"><text:tab/></text:span><text:span text:style-name="T5">There are no violations of th</text:span><text:span text:style-name="T6">e</text:span><text:span text:style-name="T5"> BCNF here because the primary </text:span><text:span text:style-name="T6">key </text:span><text:span text:style-name="T5">id</text:span><text:span text:style-name="T6">Order</text:span><text:span text:style-name="T5"> uniquely determines all other attributes.</text:span></text:p>
      <text:p text:style-name="P57"/>
      <text:p text:style-name="P80">BagType:</text:p>
      <text:list xml:id="list1283400960" text:style-name="L13">
        <text:list-item>
          <text:p text:style-name="P19">idBagType <text:span text:style-name="T1">→ dimensions, description, unitPrice, state, designation, idPaper.</text:span></text:p>
        </text:list-item>
      </text:list>
      <text:p text:style-name="P21"><text:span text:style-name="T5"><text:tab/>There are no violations of th</text:span><text:span text:style-name="T6">e</text:span><text:span text:style-name="T5"> BCNF here because the primary </text:span><text:span text:style-name="T6">key </text:span><text:span text:style-name="T5">id</text:span><text:span text:style-name="T6">BagType</text:span><text:span text:style-name="T5"> uniquely determines all other attributes.</text:span></text:p>
      <text:p text:style-name="P21"><text:span text:style-name="T5"/></text:p>
      <text:p text:style-name="P80">PaperItem:</text:p>
      <text:list xml:id="list1992071159" text:style-name="L14">
        <text:list-item>
          <text:p text:style-name="P20">idPaperItem → <text:span text:style-name="T2">idPaper, idWarehouse.</text:span></text:p>
        </text:list-item>
      </text:list>
      <text:p text:style-name="P22"><text:span text:style-name="T2"><text:tab/></text:span><text:span text:style-name="T5">There are no violations of th</text:span><text:span text:style-name="T6">e</text:span><text:span text:style-name="T5"> BCNF here because the primary </text:span><text:span text:style-name="T6">key </text:span><text:span text:style-name="T5">id</text:span><text:span text:style-name="T6">PaperItem</text:span><text:span text:style-name="T5"> uniquely determines all other attributes.</text:span></text:p>
      <text:p text:style-name="P62"/>
      <text:p text:style-name="P53"><text:span text:style-name="T2">Q</text:span><text:span text:style-name="T1">uantity:</text:span></text:p>
      <text:list xml:id="list547760340" text:style-name="L15">
        <text:list-item>
          <text:p text:style-name="P27">idOrder, idBag<text:span text:style-name="T20">Type</text:span> → <text:span text:style-name="T1">quantity.</text:span></text:p>
        </text:list-item>
      </text:list>
      <text:p text:style-name="P13"><text:span text:style-name="T5"><text:tab/>There are no violations of th</text:span><text:span text:style-name="T6">e</text:span><text:span text:style-name="T5"> BCNF here because the </text:span><text:span text:style-name="T6">composite </text:span><text:span text:style-name="T5">primary </text:span><text:span text:style-name="T6">key (</text:span><text:span text:style-name="T5">id</text:span><text:span text:style-name="T6">Order , idBagType)</text:span><text:span text:style-name="T5"> uniquely determines all other attributes.</text:span></text:p>
      <text:p text:style-name="P65"/>
      <text:p text:style-name="P83">CanBeProduced:</text:p>
      <text:list xml:id="list3612122978" text:style-name="L16">
        <text:list-header>
          <text:p text:style-name="P69">None</text:p>
        </text:list-header>
      </text:list>
      <text:p text:style-name="P70"><text:tab/><text:span text:style-name="T23">There are no violations of the BCNF here because there are no functional dependencies listed, wich is a valid BCNF state.</text:span></text:p>
      <text:p text:style-name="P70"/>
      <text:p text:style-name="P86">Employee:</text:p>
      <text:list xml:id="list3733492213" text:style-name="L17">
        <text:list-item>
          <text:p text:style-name="P30">idEmployee → <text:span text:style-name="T1">name, </text:span><text:span text:style-name="T3">id</text:span><text:span text:style-name="T1">Wharehouse.</text:span></text:p>
        </text:list-item>
      </text:list>
      <text:p text:style-name="P31"><text:span text:style-name="T1"><text:tab/></text:span><text:span text:style-name="T5">There are no violations of th</text:span><text:span text:style-name="T6">e</text:span><text:span text:style-name="T5"> BCNF here because the primary </text:span><text:span text:style-name="T6">key </text:span><text:span text:style-name="T5">id</text:span><text:span text:style-name="T6">Employee</text:span><text:span text:style-name="T5"> uniquely determines all other attributes.</text:span></text:p>
      <text:p text:style-name="P70"/>
      <text:p text:style-name="P89">Paper:</text:p>
      <text:list xml:id="list1384607039" text:style-name="L18">
        <text:list-item>
          <text:p text:style-name="P39">idPaper → <text:span text:style-name="T1">reference, designation.</text:span></text:p>
        </text:list-item>
      </text:list>
      <text:p text:style-name="P43"><text:span text:style-name="T1"><text:tab/></text:span><text:span text:style-name="T5">There are no violations of th</text:span><text:span text:style-name="T6">e</text:span><text:span text:style-name="T5"> BCNF here because the primary </text:span><text:span text:style-name="T6">key </text:span><text:span text:style-name="T5">id</text:span><text:span text:style-name="T6">Paper</text:span><text:span text:style-name="T5"> uniquely determines all other attributes.</text:span></text:p>
      <text:p text:style-name="P74"/>
      <text:p text:style-name="P89">Warehouse:</text:p>
      <text:list xml:id="list146941429" text:style-name="L19">
        <text:list-item>
          <text:p text:style-name="P40">idWarehouse → <text:span text:style-name="T1">location.</text:span></text:p>
        </text:list-item>
      </text:list>
      <text:p text:style-name="P43"><text:span text:style-name="T1"><text:tab/></text:span><text:span text:style-name="T5">There are no violations of th</text:span><text:span text:style-name="T6">e</text:span><text:span text:style-name="T5"> BCNF here because the primary </text:span><text:span text:style-name="T6">key </text:span><text:span text:style-name="T5">id</text:span><text:span text:style-name="T6">Warehouse</text:span><text:span text:style-name="T5"> uniquely determines all other attributes.<text:tab/></text:span></text:p>
      <text:p text:style-name="P74"/>
      <text:p text:style-name="P89">Machine:</text:p>
      <text:list xml:id="list481244271" text:style-name="L20">
        <text:list-item>
          <text:p text:style-name="P41">idMachine → <text:span text:style-name="T1">name, model, warranty, idWarehouse.</text:span></text:p>
        </text:list-item>
      </text:list>
      <text:p text:style-name="P43"><text:span text:style-name="T1"><text:tab/></text:span><text:span text:style-name="T5">There are no violations of th</text:span><text:span text:style-name="T6">e</text:span><text:span text:style-name="T5"> BCNF here because the primary </text:span><text:span text:style-name="T6">key </text:span><text:span text:style-name="T5">id</text:span><text:span text:style-name="T6">Machine</text:span><text:span text:style-name="T5"> uniquely determines all other attributes.</text:span></text:p>
      <text:p text:style-name="P74"/>
      <text:p text:style-name="P89"><text:soft-page-break/>BagItem:</text:p>
      <text:list xml:id="list497926297" text:style-name="L21">
        <text:list-item>
          <text:p text:style-name="P42">idBagItem →<text:span text:style-name="T1"> </text:span><text:span text:style-name="T4">idBagType, idEmployee, idWarehouse.</text:span><text:span text:style-name="T1"> </text:span></text:p>
        </text:list-item>
      </text:list>
      <text:p text:style-name="P44"><text:span text:style-name="T1"><text:tab/></text:span><text:span text:style-name="T5">There are no violations of th</text:span><text:span text:style-name="T7">e</text:span><text:span text:style-name="T5"> BCNF here because the primary </text:span><text:span text:style-name="T6">key </text:span><text:span text:style-name="T5">id</text:span><text:span text:style-name="T7">BagItem</text:span><text:span text:style-name="T5"> uniquely determines all other attributes.</text:span></text:p>
      <text:p text:style-name="P44"><text:span text:style-name="T5"/></text:p>
      <text:p text:style-name="P51"><text:span text:style-name="T5"><text:tab/></text:span><text:span text:style-name="T1">All the relations are in BCNF<text:tab/> because there are no non-trivial functional dependencies on superkeys.</text:span></text:p>
      <text:p text:style-name="P51"><text:span text:style-name="T1"/></text:p>
      <text:p text:style-name="P51"><text:span text:style-name="T1"/></text:p>
      <text:p text:style-name="P101"><text:span text:style-name="T1">3. Identify the exisitng violations of the 3rd Normal Form for each relation</text:span></text:p>
      <text:p text:style-name="P101"><text:span text:style-name="T1"/></text:p>
      <text:p text:style-name="P92">Client:</text:p>
      <text:list xml:id="list44428335029740" text:continue-list="list44430297387024" text:style-name="L1">
        <text:list-item>
          <text:p text:style-name="P8">idClient → <text:span text:style-name="T1">name, emailAddress, phoneNumber, shippingAddress.</text:span></text:p>
        </text:list-item>
      </text:list>
      <text:p text:style-name="P15"><text:span text:style-name="T1"><text:tab/></text:span><text:span text:style-name="T8">There are no violations of the 3NF, because there are no transitive dependencies </text:span><text:span text:style-name="T9">in this functional dependencie.</text:span></text:p>
      <text:p text:style-name="P58"/>
      <text:p text:style-name="P78">Order:</text:p>
      <text:list xml:id="list852663623" text:style-name="L22">
        <text:list-item>
          <text:p text:style-name="P14">idOrder <text:span text:style-name="T1">→ date, status, deliveryMethod, price, idClient.</text:span></text:p>
        </text:list-item>
      </text:list>
      <text:p text:style-name="P16"><text:span text:style-name="T1"><text:tab/></text:span><text:span text:style-name="T8">There are no violations of the 3NF, because there are no transitive dependencies </text:span><text:span text:style-name="T9">in this functional dependencie.</text:span></text:p>
      <text:p text:style-name="P58"/>
      <text:p text:style-name="P81">BagType:</text:p>
      <text:list xml:id="list4268902863" text:style-name="L23">
        <text:list-item>
          <text:p text:style-name="P23">idBagType <text:span text:style-name="T1">→ dimensions, description, unitPrice, state, designation, idPaper.</text:span></text:p>
        </text:list-item>
      </text:list>
      <text:p text:style-name="P25"><text:span text:style-name="T1"><text:tab/></text:span><text:span text:style-name="T8">There are no violations of the 3NF, because there are no transitive dependencies </text:span><text:span text:style-name="T9">in this functional dependencie.</text:span></text:p>
      <text:p text:style-name="P60"/>
      <text:p text:style-name="P81">PaperItem:</text:p>
      <text:list xml:id="list806842291" text:style-name="L24">
        <text:list-item>
          <text:p text:style-name="P24">idPaperItem → <text:span text:style-name="T2">idPaper, idWarehouse.</text:span></text:p>
        </text:list-item>
      </text:list>
      <text:p text:style-name="P25"><text:span text:style-name="T2"><text:tab/></text:span><text:span text:style-name="T8">There are no violations of the 3NF, because there are no transitive dependencies </text:span><text:span text:style-name="T9">in this functional dependencie.</text:span></text:p>
      <text:p text:style-name="P63"/>
      <text:p text:style-name="P54"><text:span text:style-name="T2">Q</text:span><text:span text:style-name="T1">uantity:</text:span></text:p>
      <text:list xml:id="list167891516" text:style-name="L25">
        <text:list-item>
          <text:p text:style-name="P28">idOrder, idBag<text:span text:style-name="T20">Type</text:span> → <text:span text:style-name="T1">quantity.</text:span></text:p>
        </text:list-item>
      </text:list>
      <text:p text:style-name="P52"><text:span text:style-name="T1"><text:tab/></text:span><text:span text:style-name="T10">This relation does not violate the 3NF because </text:span><text:span text:style-name="T11">both idOrder and idBagType are part of </text:span><text:span text:style-name="T12">one composite</text:span><text:span text:style-name="T11"> primary key </text:span><text:span text:style-name="T12">which makes existing transitive dependencies not possible in this relation.</text:span></text:p>
      <text:p text:style-name="P66"/>
      <text:p text:style-name="P84">CanBeProduced:</text:p>
      <text:list xml:id="list538682296" text:style-name="L26">
        <text:list-header>
          <text:p text:style-name="P71">None</text:p>
        </text:list-header>
      </text:list>
      <text:p text:style-name="P72"/>
      <text:p text:style-name="P87">Employee:</text:p>
      <text:list xml:id="list3493361080" text:style-name="L27">
        <text:list-item>
          <text:p text:style-name="P32">idEmployee → <text:span text:style-name="T1">name, </text:span><text:span text:style-name="T3">id</text:span><text:span text:style-name="T1">Wharehouse.</text:span></text:p>
        </text:list-item>
      </text:list>
      <text:p text:style-name="P33"><text:span text:style-name="T1"><text:tab/></text:span><text:span text:style-name="T8">There are no violations of the 3NF, because there are no transitive dependencies </text:span><text:span text:style-name="T9">in this functional dependencie.</text:span></text:p>
      <text:p text:style-name="P72"/>
      <text:p text:style-name="P90">Paper:</text:p>
      <text:list xml:id="list3720190527" text:style-name="L28">
        <text:list-item>
          <text:p text:style-name="P45">idPaper → <text:span text:style-name="T1">reference, designation.</text:span></text:p>
        </text:list-item>
      </text:list>
      <text:p text:style-name="P49"><text:span text:style-name="T1"><text:tab/></text:span><text:span text:style-name="T8">There are no violations of the 3NF, because there are no transitive dependencies </text:span><text:span text:style-name="T9">in this functional dependencie.</text:span></text:p>
      <text:p text:style-name="P75"/>
      <text:p text:style-name="P75"/>
      <text:p text:style-name="P75"/>
      <text:p text:style-name="P75"/>
      <text:p text:style-name="P90"><text:soft-page-break/>Warehouse:</text:p>
      <text:list xml:id="list1155711253" text:style-name="L29">
        <text:list-item>
          <text:p text:style-name="P46">idWarehouse → <text:span text:style-name="T1">location.</text:span></text:p>
        </text:list-item>
      </text:list>
      <text:p text:style-name="P50"><text:span text:style-name="T1"><text:tab/></text:span><text:span text:style-name="T8">There are no violations of the 3NF, because there are no transitive dependencies </text:span><text:span text:style-name="T9">in this functional dependencie.</text:span></text:p>
      <text:p text:style-name="P75"/>
      <text:p text:style-name="P90">Machine:</text:p>
      <text:list xml:id="list1687929797" text:style-name="L30">
        <text:list-item>
          <text:p text:style-name="P47">idMachine → <text:span text:style-name="T1">name, model, warranty, idWarehouse.</text:span></text:p>
        </text:list-item>
      </text:list>
      <text:p text:style-name="P50"><text:span text:style-name="T1"><text:tab/></text:span><text:span text:style-name="T8">There are no violations of the 3NF, because there are no transitive dependencies </text:span><text:span text:style-name="T9">in this functional dependencie.</text:span></text:p>
      <text:p text:style-name="P75"/>
      <text:p text:style-name="P90">BagItem:</text:p>
      <text:list xml:id="list2548934100" text:style-name="L31">
        <text:list-item>
          <text:p text:style-name="P48"><text:span text:style-name="T1">idBagItem → </text:span><text:span text:style-name="T4">idBagType, idEmployee, idWarehouse.</text:span><text:span text:style-name="T1"> </text:span></text:p>
        </text:list-item>
      </text:list>
      <text:p text:style-name="P50"><text:span text:style-name="T1"><text:tab/></text:span><text:span text:style-name="T8">There are no violations of the 3NF, because there are no transitive dependencies </text:span><text:span text:style-name="T9">in this functional dependencie.</text:span></text:p>
      <text:p text:style-name="P50"><text:span text:style-name="T9"/></text:p>
      <text:p text:style-name="P102"><text:span text:style-name="T9">4. </text:span><text:span text:style-name="T1">Relations that are neither in the Boyce-Codd Normal Form nor the 3rd Normal Form must be decomposed into one of this normal forms</text:span></text:p>
      <text:p text:style-name="P102"><text:span text:style-name="T1"/></text:p>
      <text:p text:style-name="P103"><text:span text:style-name="T21"><text:tab/>All the relations were already in both Boyce-Codd Normal Form and in the 3rd Normal Form, </text:span><text:span text:style-name="T22">so</text:span><text:span text:style-name="T1"> </text:span><text:span text:style-name="T22">no need to decompose any relation.</text:span></text:p>
      <text:p text:style-name="P103"><text:span text:style-name="T22"/></text:p>
      <text:p text:style-name="P104"><text:span text:style-name="T13">5. </text:span><text:span text:style-name="T1">Propose a final solution for the above task based on AI tool integration</text:span></text:p>
      <text:p text:style-name="P104"><text:span text:style-name="T1"/></text:p>
      <text:p text:style-name="P55"><text:span text:style-name="T1">Prop given:</text:span></text:p>
      <text:p text:style-name="P112">Client (<text:span text:style-name="T35">idClient</text:span><text:span text:style-name="T36">,</text:span> name, emailA<text:span text:style-name="T40">d</text:span>dress, phoneNumber, shippingAddress<text:span text:style-name="T41">)</text:span></text:p>
      <text:p text:style-name="P112"><text:span text:style-name="T41">Order (</text:span><text:span text:style-name="T35">idOrder</text:span><text:span text:style-name="T41">, date, status, deliveryMethod, price, </text:span><text:span text:style-name="T42">idClient-&gt;Client</text:span><text:span text:style-name="T41">)</text:span></text:p>
      <text:p text:style-name="P107">Bag<text:span text:style-name="T43">Type </text:span>(<text:span text:style-name="T35">idBagType</text:span><text:span text:style-name="T44">, dimensions, description, unitPrice, state, designation, </text:span></text:p>
      <text:p text:style-name="P108">idPaper→Paper)</text:p>
      <text:p text:style-name="P109">PaperItem (<text:span text:style-name="T34">id</text:span><text:span text:style-name="T35">PaperItem</text:span><text:span text:style-name="T27">, idPaper→Paper, </text:span><text:span text:style-name="T28">idWarehouse-&gt;Warehouse</text:span>)</text:p>
      <text:p text:style-name="P110">Quantity (<text:span text:style-name="T37">id</text:span><text:span text:style-name="T38">Order</text:span><text:span text:style-name="T29"> -&gt; </text:span><text:span text:style-name="T25">Order, </text:span><text:span text:style-name="T37">idBagType</text:span><text:span text:style-name="T29"> -&gt; </text:span><text:span text:style-name="T25">Bag</text:span><text:span text:style-name="T30">Type</text:span><text:span text:style-name="T25">, quantity</text:span>)</text:p>
      <text:p text:style-name="P111"><text:span text:style-name="T45">CanBeProduced (</text:span><text:span text:style-name="T37">idBagType</text:span> -&gt; <text:span text:style-name="T45">Bag</text:span><text:span text:style-name="T46">Type</text:span><text:span text:style-name="T45">, </text:span><text:span text:style-name="T37">idMachine</text:span> -&gt; <text:span text:style-name="T45">Machine)</text:span></text:p>
      <text:p text:style-name="P111"><text:span text:style-name="T45">Employee (name, </text:span><text:span text:style-name="T37">idEmployee</text:span><text:span text:style-name="T25">, </text:span><text:span text:style-name="T28">idWarehouse-&gt;Warehouse</text:span><text:span text:style-name="T31">)</text:span></text:p>
      <text:p text:style-name="P111"><text:span text:style-name="T31">Paper (</text:span><text:span text:style-name="T35">idPaper</text:span><text:span text:style-name="T31">, </text:span><text:span text:style-name="T27">reference,</text:span><text:span text:style-name="T31"> designation)</text:span></text:p>
      <text:p text:style-name="P111"><text:span text:style-name="T32">Warehouse (</text:span><text:span text:style-name="T37">idWarehouse</text:span><text:span text:style-name="T28">, </text:span><text:span text:style-name="T32">location)</text:span></text:p>
      <text:p text:style-name="P111"><text:span text:style-name="T32">Machine (</text:span><text:span text:style-name="T39">id</text:span><text:span text:style-name="T37">Machine</text:span><text:span text:style-name="T25">, </text:span><text:span text:style-name="T32">name, model, warranty, </text:span><text:span text:style-name="T33">idWarehouse</text:span><text:span text:style-name="T32"> -&gt; Warehouse)</text:span><text:span text:style-name="T26"><text:tab/><text:tab/></text:span></text:p>
      <text:p text:style-name="P97"><text:span text:style-name="T15">B</text:span><text:span text:style-name="T14">agItem (</text:span><text:span text:style-name="T18">id</text:span><text:span text:style-name="T19">BagItem</text:span><text:span text:style-name="T14">, </text:span><text:span text:style-name="T16">idBagType→BagType, idEmployee→Employee, </text:span><text:span text:style-name="T17">idWarehouse→Warehouse)</text:span></text:p>
      <text:p text:style-name="P98"><text:span text:style-name="T14">Identify the functional dependencies of each relation.</text:span></text:p>
      <text:p text:style-name="P98"><text:span text:style-name="T14"/></text:p>
      <text:p text:style-name="P96"><text:span text:style-name="T14">Answer:</text:span></text:p>
      <text:p text:style-name="P2"/>
      <text:p text:style-name="P116">Let's identify the functional dependencies for each relation:</text:p>
      <text:list xml:id="list574560364" text:style-name="L32">
        <text:list-item>
          <text:p text:style-name="P115"><text:span text:style-name="Strong_20_Emphasis"><text:span text:style-name="T47">Client:</text:span></text:span></text:p>
          <text:list>
            <text:list-item>
              <text:p text:style-name="P114">idClient → name, emailAddress, phoneNumber, shippingAddress</text:p>
            </text:list-item>
            <text:list-item>
              <text:p text:style-name="P114">(The client ID uniquely determines the client's name, email address, phone number, and shipping address.)</text:p>
            </text:list-item>
          </text:list>
        </text:list-item>
        <text:list-item>
          <text:p text:style-name="P115"><text:span text:style-name="Strong_20_Emphasis"><text:span text:style-name="T47">Order:</text:span></text:span></text:p>
          <text:list>
            <text:list-item>
              <text:p text:style-name="P114">idOrder → date, status, deliveryMethod, price, idClient</text:p>
            </text:list-item>
            <text:list-item>
              <text:p text:style-name="P114"><text:soft-page-break/>(Each order ID uniquely determines the date, status, delivery method, price, and the associated client ID.)</text:p>
            </text:list-item>
          </text:list>
        </text:list-item>
        <text:list-item>
          <text:p text:style-name="P115"><text:span text:style-name="Strong_20_Emphasis"><text:span text:style-name="T47">BagType:</text:span></text:span></text:p>
          <text:list>
            <text:list-item>
              <text:p text:style-name="P114">idBagType → dimensions, description, unitPrice, state, designation, idPaper</text:p>
            </text:list-item>
            <text:list-item>
              <text:p text:style-name="P114">(Each bag type ID uniquely determines its dimensions, description, unit price, state, designation, and the associated paper ID.)</text:p>
            </text:list-item>
          </text:list>
        </text:list-item>
        <text:list-item>
          <text:p text:style-name="P115"><text:span text:style-name="Strong_20_Emphasis"><text:span text:style-name="T47">PaperItem:</text:span></text:span></text:p>
          <text:list>
            <text:list-item>
              <text:p text:style-name="P114">idPaperItem → idPaper, idWarehouse</text:p>
            </text:list-item>
            <text:list-item>
              <text:p text:style-name="P114">(Each paper item ID uniquely determines the associated paper ID and warehouse ID.)</text:p>
            </text:list-item>
          </text:list>
        </text:list-item>
        <text:list-item>
          <text:p text:style-name="P115"><text:span text:style-name="Strong_20_Emphasis"><text:span text:style-name="T47">Quantity:</text:span></text:span></text:p>
          <text:list>
            <text:list-item>
              <text:p text:style-name="P114">idOrder, idBagType → quantity</text:p>
            </text:list-item>
            <text:list-item>
              <text:p text:style-name="P114">(Each combination of order ID and bag type ID uniquely determines the quantity.)</text:p>
            </text:list-item>
          </text:list>
        </text:list-item>
        <text:list-item>
          <text:p text:style-name="P115"><text:span text:style-name="Strong_20_Emphasis"><text:span text:style-name="T47">CanBeProduced:</text:span></text:span></text:p>
          <text:list>
            <text:list-item>
              <text:p text:style-name="P114">idBagType → idMachine</text:p>
            </text:list-item>
            <text:list-item>
              <text:p text:style-name="P114">(Each bag type ID uniquely determines the associated machine ID.)</text:p>
            </text:list-item>
          </text:list>
        </text:list-item>
        <text:list-item>
          <text:p text:style-name="P115"><text:span text:style-name="Strong_20_Emphasis"><text:span text:style-name="T47">Employee:</text:span></text:span></text:p>
          <text:list>
            <text:list-item>
              <text:p text:style-name="P114">idEmployee → name, idWarehouse</text:p>
            </text:list-item>
            <text:list-item>
              <text:p text:style-name="P114">(Each employee ID uniquely determines the employee's name and associated warehouse ID.)</text:p>
            </text:list-item>
          </text:list>
        </text:list-item>
        <text:list-item>
          <text:p text:style-name="P115"><text:span text:style-name="Strong_20_Emphasis"><text:span text:style-name="T47">Paper:</text:span></text:span></text:p>
          <text:list>
            <text:list-item>
              <text:p text:style-name="P114">idPaper → reference, designation</text:p>
            </text:list-item>
            <text:list-item>
              <text:p text:style-name="P114">(Each paper ID uniquely determines its reference and designation.)</text:p>
            </text:list-item>
          </text:list>
        </text:list-item>
        <text:list-item>
          <text:p text:style-name="P115"><text:span text:style-name="Strong_20_Emphasis"><text:span text:style-name="T47">Warehouse:</text:span></text:span></text:p>
          <text:list>
            <text:list-item>
              <text:p text:style-name="P114">idWarehouse → location</text:p>
            </text:list-item>
            <text:list-item>
              <text:p text:style-name="P114">(Each warehouse ID uniquely determines its location.)</text:p>
            </text:list-item>
          </text:list>
        </text:list-item>
        <text:list-item>
          <text:p text:style-name="P115"><text:span text:style-name="Strong_20_Emphasis"><text:span text:style-name="T47">Machine:</text:span></text:span></text:p>
          <text:list>
            <text:list-item>
              <text:p text:style-name="P114">idMachine → name, model, warranty, idWarehouse</text:p>
            </text:list-item>
            <text:list-item>
              <text:p text:style-name="P114">(Each machine ID uniquely determines its name, model, warranty, and associated warehouse ID.)</text:p>
            </text:list-item>
          </text:list>
        </text:list-item>
        <text:list-item>
          <text:p text:style-name="P115"><text:span text:style-name="Strong_20_Emphasis"><text:span text:style-name="T47">BagItem:</text:span></text:span></text:p>
          <text:list>
            <text:list-item>
              <text:p text:style-name="P114">idBagItem → idBagType, idEmployee, idWarehouse</text:p>
            </text:list-item>
            <text:list-item>
              <text:p text:style-name="P115">(Each bag item ID uniquely determines the associated bag type ID, employee ID, and warehouse ID.)</text:p>
            </text:list-item>
          </text:list>
        </text:list-item>
      </text:list>
      <text:p text:style-name="P2"/>
      <text:p text:style-name="P2"/>
      <text:p text:style-name="P94"><text:soft-page-break/>Prop Given:</text:p>
      <text:p text:style-name="P99">Previous answer was given with also asking for any violations of the BCNF.</text:p>
      <text:p text:style-name="P99"/>
      <text:p text:style-name="P94">Answer:</text:p>
      <text:p text:style-name="P117"><text:line-break/><text:span text:style-name="T24">Let's review the relations for potential violations of Boyce-Codd Normal Form (BCNF). BCNF is a higher normal form that builds upon the Third Normal Form (3NF). A relation is in BCNF if, for every non-trivial functional dependency, the determinant is a superkey.</text:span></text:p>
      <text:list xml:id="list481155426" text:style-name="L33">
        <text:list-item>
          <text:p text:style-name="P119"><text:span text:style-name="Strong_20_Emphasis"><text:span text:style-name="T47">Client:</text:span></text:span></text:p>
          <text:list>
            <text:list-item>
              <text:p text:style-name="P118">No apparent violations. The functional dependency idClient → name, emailAddress, phoneNumber, shippingAddress doesn't seem to have any issues.</text:p>
            </text:list-item>
          </text:list>
        </text:list-item>
        <text:list-item>
          <text:p text:style-name="P119"><text:span text:style-name="Strong_20_Emphasis"><text:span text:style-name="T47">Order:</text:span></text:span></text:p>
          <text:list>
            <text:list-item>
              <text:p text:style-name="P118">No apparent violations. The functional dependency idOrder → date, status, deliveryMethod, price, idClient is fine.</text:p>
            </text:list-item>
          </text:list>
        </text:list-item>
        <text:list-item>
          <text:p text:style-name="P119"><text:span text:style-name="Strong_20_Emphasis"><text:span text:style-name="T47">BagType:</text:span></text:span></text:p>
          <text:list>
            <text:list-item>
              <text:p text:style-name="P118">No apparent violations. The functional dependency idBagType → dimensions, description, unitPrice, state, designation, idPaper doesn't seem to have issues.</text:p>
            </text:list-item>
          </text:list>
        </text:list-item>
        <text:list-item>
          <text:p text:style-name="P119"><text:span text:style-name="Strong_20_Emphasis"><text:span text:style-name="T47">PaperItem:</text:span></text:span></text:p>
          <text:list>
            <text:list-item>
              <text:p text:style-name="P118">No apparent violations. The functional dependency idPaperItem → idPaper, idWarehouse looks correct.</text:p>
            </text:list-item>
          </text:list>
        </text:list-item>
        <text:list-item>
          <text:p text:style-name="P119"><text:span text:style-name="Strong_20_Emphasis"><text:span text:style-name="T47">Quantity:</text:span></text:span></text:p>
          <text:list>
            <text:list-item>
              <text:p text:style-name="P118">No apparent violations. The composite primary key (idOrder, idBagType) is likely a superkey.</text:p>
            </text:list-item>
          </text:list>
        </text:list-item>
        <text:list-item>
          <text:p text:style-name="P119"><text:span text:style-name="Strong_20_Emphasis"><text:span text:style-name="T47">CanBeProduced:</text:span></text:span></text:p>
          <text:list>
            <text:list-item>
              <text:p text:style-name="P118">No apparent violations. The functional dependency idBagType → idMachine seems fine.</text:p>
            </text:list-item>
          </text:list>
        </text:list-item>
        <text:list-item>
          <text:p text:style-name="P119"><text:span text:style-name="Strong_20_Emphasis"><text:span text:style-name="T47">Employee:</text:span></text:span></text:p>
          <text:list>
            <text:list-item>
              <text:p text:style-name="P118">No apparent violations. The functional dependency idEmployee → name, idWarehouse appears to be okay.</text:p>
            </text:list-item>
          </text:list>
        </text:list-item>
        <text:list-item>
          <text:p text:style-name="P119"><text:span text:style-name="Strong_20_Emphasis"><text:span text:style-name="T47">Paper:</text:span></text:span></text:p>
          <text:list>
            <text:list-item>
              <text:p text:style-name="P118">No apparent violations. The functional dependency idPaper → reference, designation seems valid.</text:p>
            </text:list-item>
          </text:list>
        </text:list-item>
        <text:list-item>
          <text:p text:style-name="P119"><text:span text:style-name="Strong_20_Emphasis"><text:span text:style-name="T47">Warehouse:</text:span></text:span></text:p>
          <text:list>
            <text:list-item>
              <text:p text:style-name="P118">No apparent violations. The functional dependency idWarehouse → location doesn't seem problematic.</text:p>
            </text:list-item>
          </text:list>
        </text:list-item>
        <text:list-item>
          <text:p text:style-name="P119"><text:span text:style-name="Strong_20_Emphasis"><text:span text:style-name="T47">Machine:</text:span></text:span></text:p>
          <text:list>
            <text:list-item>
              <text:p text:style-name="P118"><text:soft-page-break/>No apparent violations. The functional dependency idMachine → name, model, warranty, idWarehouse looks reasonable.</text:p>
            </text:list-item>
          </text:list>
        </text:list-item>
        <text:list-item>
          <text:p text:style-name="P119"><text:span text:style-name="Strong_20_Emphasis"><text:span text:style-name="T47">BagItem:</text:span></text:span></text:p>
          <text:list>
            <text:list-item>
              <text:p text:style-name="P119">No apparent violations. The functional dependency idBagItem → idBagType, idEmployee, idWarehouse doesn't seem to have issues.</text:p>
            </text:list-item>
          </text:list>
        </text:list-item>
      </text:list>
      <text:p text:style-name="P113">Based on the provided information, there don't appear to be violations of BCNF in the described relations. However, please note that a comprehensive analysis might require additional information, and the design depends on the specific business rules and constraints.</text:p>
      <text:p text:style-name="P94"/>
      <text:p text:style-name="P94">Prop given:</text:p>
      <text:p text:style-name="P99">Identify also if there are any violations of the 3NF.</text:p>
      <text:p text:style-name="P99"/>
      <text:p text:style-name="P94">Answer:</text:p>
      <text:p text:style-name="P117"><text:span text:style-name="T24">Let's review the relations for potential violations of the Third Normal Form (3NF). In 3NF, a relation is free from transitive dependencies, and each non-prime attribute is fully functionally dependent on the primary key.</text:span></text:p>
      <text:list xml:id="list2131991426" text:style-name="L34">
        <text:list-item>
          <text:p text:style-name="P121"><text:span text:style-name="Strong_20_Emphasis"><text:span text:style-name="T47">Client:</text:span></text:span></text:p>
          <text:list>
            <text:list-item>
              <text:p text:style-name="P120">No apparent violations. The functional dependency idClient → name, emailAddress, phoneNumber, shippingAddress is consistent with 3NF.</text:p>
            </text:list-item>
          </text:list>
        </text:list-item>
        <text:list-item>
          <text:p text:style-name="P121"><text:span text:style-name="Strong_20_Emphasis"><text:span text:style-name="T47">Order:</text:span></text:span></text:p>
          <text:list>
            <text:list-item>
              <text:p text:style-name="P120">No apparent violations. The functional dependency idOrder → date, status, deliveryMethod, price, idClient aligns with 3NF.</text:p>
            </text:list-item>
          </text:list>
        </text:list-item>
        <text:list-item>
          <text:p text:style-name="P121"><text:span text:style-name="Strong_20_Emphasis"><text:span text:style-name="T47">BagType:</text:span></text:span></text:p>
          <text:list>
            <text:list-item>
              <text:p text:style-name="P120">No apparent violations. The functional dependency idBagType → dimensions, description, unitPrice, state, designation, idPaper seems appropriate.</text:p>
            </text:list-item>
          </text:list>
        </text:list-item>
        <text:list-item>
          <text:p text:style-name="P121"><text:span text:style-name="Strong_20_Emphasis"><text:span text:style-name="T47">PaperItem:</text:span></text:span></text:p>
          <text:list>
            <text:list-item>
              <text:p text:style-name="P120">No apparent violations. The functional dependency idPaperItem → idPaper, idWarehouse appears to be consistent with 3NF.</text:p>
            </text:list-item>
          </text:list>
        </text:list-item>
        <text:list-item>
          <text:p text:style-name="P121"><text:span text:style-name="Strong_20_Emphasis"><text:span text:style-name="T47">Quantity:</text:span></text:span></text:p>
          <text:list>
            <text:list-item>
              <text:p text:style-name="P120">There might be a potential issue. If quantity depends only on idOrder and not on idBagType, there could be a transitive dependency. However, this depends on the specific meaning of the "quantity" attribute.</text:p>
            </text:list-item>
          </text:list>
        </text:list-item>
        <text:list-item>
          <text:p text:style-name="P121"><text:span text:style-name="Strong_20_Emphasis"><text:span text:style-name="T47">CanBeProduced:</text:span></text:span></text:p>
          <text:list>
            <text:list-item>
              <text:p text:style-name="P120">No apparent violations. The functional dependency idBagType → idMachine seems appropriate.</text:p>
            </text:list-item>
          </text:list>
        </text:list-item>
        <text:list-item>
          <text:p text:style-name="P121"><text:span text:style-name="Strong_20_Emphasis"><text:span text:style-name="T47">Employee:</text:span></text:span></text:p>
          <text:list>
            <text:list-item>
              <text:p text:style-name="P120"><text:soft-page-break/>No apparent violations. The functional dependency idEmployee → name, idWarehouse is consistent with 3NF.</text:p>
            </text:list-item>
          </text:list>
        </text:list-item>
        <text:list-item>
          <text:p text:style-name="P121"><text:span text:style-name="Strong_20_Emphasis"><text:span text:style-name="T47">Paper:</text:span></text:span></text:p>
          <text:list>
            <text:list-item>
              <text:p text:style-name="P120">No apparent violations. The functional dependency idPaper → reference, designation aligns with 3NF.</text:p>
            </text:list-item>
          </text:list>
        </text:list-item>
        <text:list-item>
          <text:p text:style-name="P121"><text:span text:style-name="Strong_20_Emphasis"><text:span text:style-name="T47">Warehouse:</text:span></text:span></text:p>
          <text:list>
            <text:list-item>
              <text:p text:style-name="P120">No apparent violations. The functional dependency idWarehouse → location seems reasonable.</text:p>
            </text:list-item>
          </text:list>
        </text:list-item>
        <text:list-item>
          <text:p text:style-name="P121"><text:span text:style-name="Strong_20_Emphasis"><text:span text:style-name="T47">Machine:</text:span></text:span></text:p>
          <text:list>
            <text:list-item>
              <text:p text:style-name="P120">No apparent violations. The functional dependency idMachine → name, model, warranty, idWarehouse looks fine.</text:p>
            </text:list-item>
          </text:list>
        </text:list-item>
        <text:list-item>
          <text:p text:style-name="P121"><text:span text:style-name="Strong_20_Emphasis"><text:span text:style-name="T47">BagItem:</text:span></text:span></text:p>
          <text:list>
            <text:list-item>
              <text:p text:style-name="P121">No apparent violations. The functional dependency idBagItem → idBagType, idEmployee, idWarehouse appears to be consistent with 3NF.</text:p>
            </text:list-item>
          </text:list>
        </text:list-item>
      </text:list>
      <text:p text:style-name="P113">The potential 3NF violation is in the "Quantity" relation, depending on the nature of the "quantity" attribute. If "quantity" is related to both idOrder and idBagType, it might be fine; otherwise, further clarification is needed.</text:p>
      <text:p text:style-name="P94"><text:span text:style-name="T24"/></text:p>
      <text:p text:style-name="P95"><text:span text:style-name="T24">As there were almost no conficts between our implementation and AI’s implementation the final solution will be the one we implemented previously, without AI. Is important to note that the major diference was on testing the violation of the 3NF for the relational class Quantity, where ChatGPT said “There might be a potential issue. If quantity depends only on idOrder and not on idBagType, there could be a transitive dependency. However, this depends on the specific meaning of the "quantity" attribute.”, which is false, since quantity depends both on idOrder and on idBagType, which takes away the possibility of a potencial issue.</text:span></text:p>
      <text:p text:style-name="P95"><text:span text:style-name="T24"/></text:p>
      <text:p text:style-name="P105">6. Discuss the refinements made after AI tool integration.</text:p>
      <text:p text:style-name="P106">Because of the reasons previ<text:span text:style-name="T48">ously stated, no refinements were ma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1:40:53.116983601</meta:creation-date>
    <dc:date>2023-11-19T04:44:28.015400237</dc:date>
    <meta:editing-duration>PT10M3S</meta:editing-duration>
    <meta:editing-cycles>3</meta:editing-cycles>
    <meta:generator>LibreOffice/7.3.7.2$Linux_X86_64 LibreOffice_project/30$Build-2</meta:generator>
    <meta:document-statistic meta:table-count="0" meta:image-count="0" meta:object-count="0" meta:page-count="8" meta:paragraph-count="201" meta:word-count="1745" meta:character-count="11965" meta:non-whitespace-character-count="10499"/>
  </office:meta>
</office:document-meta>
</file>